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Cold wind</text:h>
      <text:p text:style-name="Text_20_body">Man of autumn, cold wind,<text:line-break/>blow down the trees' leaves.<text:line-break/>Fire on the ground. The sky is<text:line-break/>perfect water, frost-cold,<text:line-break/>rippled only by flocks<text:line-break/>of black birds flying and gone.<text:line-break/>Their brightness can blind<text:line-break/>an uncareful watcher, work him<text:line-break/>in a froth of hands, not-wings<text:line-break/>that ache with the loss of flight.<text:line-break/>A tear is flung faithfully<text:line-break/>to the ocean of air, slipping in<text:line-break/>slowly, is as gone as the bir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ld wind</dc:title>
  </office:meta>
</office:document-meta>
</file>